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262.7626066521">
            <text:p>1262,76260665</text:p>
          </table:table-cell>
          <table:table-cell table:number-columns-repeated="2" table:style-name="ce1" office:value-type="float" office:value="1173.70484743005">
            <text:p>1173,70484743</text:p>
          </table:table-cell>
          <table:table-cell table:style-name="ce1" office:value-type="float" office:value="1135.75059177201">
            <text:p>1135,75059177</text:p>
          </table:table-cell>
          <table:table-cell table:number-columns-repeated="2" table:style-name="ce1" office:value-type="float" office:value="1089.90745441298">
            <text:p>1089,90745441</text:p>
          </table:table-cell>
          <table:table-cell table:number-columns-repeated="6" table:style-name="ce1" office:value-type="float" office:value="1070.10491702743">
            <text:p>1070,10491703</text:p>
          </table:table-cell>
          <table:table-cell table:number-columns-repeated="3" table:style-name="ce1" office:value-type="float" office:value="1057.43195587742">
            <text:p>1057,43195588</text:p>
          </table:table-cell>
          <table:table-cell table:number-columns-repeated="7" table:style-name="ce1" office:value-type="float" office:value="993.155577454196">
            <text:p>993,15557745</text:p>
          </table:table-cell>
          <table:table-cell table:number-columns-repeated="37" table:style-name="ce1" office:value-type="float" office:value="956.901490101283">
            <text:p>956,9014901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015">
            <text:p>2015</text:p>
          </table:table-cell>
          <table:table-cell office:value-type="float" office:value="5130">
            <text:p>5130</text:p>
          </table:table-cell>
          <table:table-cell table:number-columns-repeated="2" office:value-type="float" office:value="5378">
            <text:p>5378</text:p>
          </table:table-cell>
          <table:table-cell table:number-columns-repeated="6" office:value-type="float" office:value="8405">
            <text:p>8405</text:p>
          </table:table-cell>
          <table:table-cell table:number-columns-repeated="3" office:value-type="float" office:value="16188">
            <text:p>16188</text:p>
          </table:table-cell>
          <table:table-cell table:number-columns-repeated="7" office:value-type="float" office:value="20214">
            <text:p>20214</text:p>
          </table:table-cell>
          <table:table-cell table:number-columns-repeated="37" office:value-type="float" office:value="29333">
            <text:p>29333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417.92544654247">
            <text:p>1417,92544654</text:p>
          </table:table-cell>
          <table:table-cell table:style-name="ce1" office:value-type="float" office:value="1288.05668373628">
            <text:p>1288,05668374</text:p>
          </table:table-cell>
          <table:table-cell table:style-name="ce1" office:value-type="float" office:value="1384.73704149957">
            <text:p>1384,73704150</text:p>
          </table:table-cell>
          <table:table-cell table:style-name="ce1" office:value-type="float" office:value="1340.88374832394">
            <text:p>1340,88374832</text:p>
          </table:table-cell>
          <table:table-cell table:style-name="ce1" office:value-type="float" office:value="1400.46385740202">
            <text:p>1400,46385740</text:p>
          </table:table-cell>
          <table:table-cell table:style-name="ce1" office:value-type="float" office:value="1297.41339910788">
            <text:p>1297,41339911</text:p>
          </table:table-cell>
          <table:table-cell table:style-name="ce1" office:value-type="float" office:value="1199.1179407524">
            <text:p>1199,11794075</text:p>
          </table:table-cell>
          <table:table-cell table:style-name="ce1" office:value-type="float" office:value="1123.59504632874">
            <text:p>1123,59504633</text:p>
          </table:table-cell>
          <table:table-cell table:style-name="ce1" office:value-type="float" office:value="1232.22804219886">
            <text:p>1232,22804220</text:p>
          </table:table-cell>
          <table:table-cell table:style-name="ce1" office:value-type="float" office:value="1342.99149468857">
            <text:p>1342,99149469</text:p>
          </table:table-cell>
          <table:table-cell table:style-name="ce1" office:value-type="float" office:value="1137.73930560369">
            <text:p>1137,73930560</text:p>
          </table:table-cell>
          <table:table-cell table:style-name="ce1" office:value-type="float" office:value="1128.40734127443">
            <text:p>1128,40734127</text:p>
          </table:table-cell>
          <table:table-cell table:style-name="ce1" office:value-type="float" office:value="1212.57734436109">
            <text:p>1212,57734436</text:p>
          </table:table-cell>
          <table:table-cell table:style-name="ce1" office:value-type="float" office:value="1303.70888320414">
            <text:p>1303,70888320</text:p>
          </table:table-cell>
          <table:table-cell table:style-name="ce1" office:value-type="float" office:value="1428.38858508947">
            <text:p>1428,38858509</text:p>
          </table:table-cell>
          <table:table-cell table:style-name="ce1" office:value-type="float" office:value="1108.78728671022">
            <text:p>1108,78728671</text:p>
          </table:table-cell>
          <table:table-cell table:style-name="ce1" office:value-type="float" office:value="1240.46057459758">
            <text:p>1240,46057460</text:p>
          </table:table-cell>
          <table:table-cell table:style-name="ce1" office:value-type="float" office:value="1177.07996976211">
            <text:p>1177,07996976</text:p>
          </table:table-cell>
          <table:table-cell table:style-name="ce1" office:value-type="float" office:value="1105.33526414607">
            <text:p>1105,33526415</text:p>
          </table:table-cell>
          <table:table-cell table:style-name="ce1" office:value-type="float" office:value="1226.20424012234">
            <text:p>1226,20424012</text:p>
          </table:table-cell>
          <table:table-cell table:style-name="ce1" office:value-type="float" office:value="1325.21131055234">
            <text:p>1325,21131055</text:p>
          </table:table-cell>
          <table:table-cell table:style-name="ce1" office:value-type="float" office:value="1003.88210959393">
            <text:p>1003,88210959</text:p>
          </table:table-cell>
          <table:table-cell table:style-name="ce1" office:value-type="float" office:value="1115.99998961321">
            <text:p>1115,99998961</text:p>
          </table:table-cell>
          <table:table-cell table:style-name="ce1" office:value-type="float" office:value="1360.30869252202">
            <text:p>1360,30869252</text:p>
          </table:table-cell>
          <table:table-cell table:style-name="ce1" office:value-type="float" office:value="1232.50426755476">
            <text:p>1232,50426755</text:p>
          </table:table-cell>
          <table:table-cell table:style-name="ce1" office:value-type="float" office:value="1271.50500737171">
            <text:p>1271,50500737</text:p>
          </table:table-cell>
          <table:table-cell table:style-name="ce1" office:value-type="float" office:value="1242.21568444969">
            <text:p>1242,21568445</text:p>
          </table:table-cell>
          <table:table-cell table:style-name="ce1" office:value-type="float" office:value="1022.73180390508">
            <text:p>1022,73180391</text:p>
          </table:table-cell>
          <table:table-cell table:style-name="ce1" office:value-type="float" office:value="1087.15152250094">
            <text:p>1087,15152250</text:p>
          </table:table-cell>
          <table:table-cell table:style-name="ce1" office:value-type="float" office:value="1149.34685727012">
            <text:p>1149,34685727</text:p>
          </table:table-cell>
          <table:table-cell table:style-name="ce1" office:value-type="float" office:value="1054.79234537518">
            <text:p>1054,79234538</text:p>
          </table:table-cell>
          <table:table-cell table:style-name="ce1" office:value-type="float" office:value="1020.37855436769">
            <text:p>1020,37855437</text:p>
          </table:table-cell>
          <table:table-cell table:style-name="ce1" office:value-type="float" office:value="1131.99682539534">
            <text:p>1131,99682540</text:p>
          </table:table-cell>
          <table:table-cell table:style-name="ce1" office:value-type="float" office:value="1144.18457773349">
            <text:p>1144,18457773</text:p>
          </table:table-cell>
          <table:table-cell table:style-name="ce1" office:value-type="float" office:value="1201.49599637033">
            <text:p>1201,49599637</text:p>
          </table:table-cell>
          <table:table-cell table:style-name="ce1" office:value-type="float" office:value="1076.32312663682">
            <text:p>1076,32312664</text:p>
          </table:table-cell>
          <table:table-cell table:style-name="ce1" office:value-type="float" office:value="1351.59615262896">
            <text:p>1351,59615263</text:p>
          </table:table-cell>
          <table:table-cell table:style-name="ce1" office:value-type="float" office:value="1233.90527467986">
            <text:p>1233,90527468</text:p>
          </table:table-cell>
          <table:table-cell table:style-name="ce1" office:value-type="float" office:value="1219.35788558295">
            <text:p>1219,35788558</text:p>
          </table:table-cell>
          <table:table-cell table:style-name="ce1" office:value-type="float" office:value="1322.7087927783">
            <text:p>1322,70879278</text:p>
          </table:table-cell>
          <table:table-cell table:style-name="ce1" office:value-type="float" office:value="1325.28342495866">
            <text:p>1325,28342496</text:p>
          </table:table-cell>
          <table:table-cell table:style-name="ce1" office:value-type="float" office:value="1323.01894264444">
            <text:p>1323,01894264</text:p>
          </table:table-cell>
          <table:table-cell table:style-name="ce1" office:value-type="float" office:value="1159.96732926351">
            <text:p>1159,96732926</text:p>
          </table:table-cell>
          <table:table-cell table:style-name="ce1" office:value-type="float" office:value="1180.84195582216">
            <text:p>1180,84195582</text:p>
          </table:table-cell>
          <table:table-cell table:style-name="ce1" office:value-type="float" office:value="1187.60803119646">
            <text:p>1187,60803120</text:p>
          </table:table-cell>
          <table:table-cell table:style-name="ce1" office:value-type="float" office:value="1351.68693664262">
            <text:p>1351,68693664</text:p>
          </table:table-cell>
          <table:table-cell table:style-name="ce1" office:value-type="float" office:value="1147.40794924015">
            <text:p>1147,40794924</text:p>
          </table:table-cell>
          <table:table-cell table:style-name="ce1" office:value-type="float" office:value="1504.48156866806">
            <text:p>1504,48156867</text:p>
          </table:table-cell>
          <table:table-cell table:style-name="ce1" office:value-type="float" office:value="1417.96615716011">
            <text:p>1417,96615716</text:p>
          </table:table-cell>
          <table:table-cell table:style-name="ce1" office:value-type="float" office:value="1162.67728998056">
            <text:p>1162,67728998</text:p>
          </table:table-cell>
          <table:table-cell table:style-name="ce1" office:value-type="float" office:value="1266.69906401177">
            <text:p>1266,69906401</text:p>
          </table:table-cell>
          <table:table-cell table:style-name="ce1" office:value-type="float" office:value="1026.65634775585">
            <text:p>1026,65634776</text:p>
          </table:table-cell>
          <table:table-cell table:style-name="ce1" office:value-type="float" office:value="1132.55801736725">
            <text:p>1132,55801737</text:p>
          </table:table-cell>
          <table:table-cell table:style-name="ce1" office:value-type="float" office:value="1136.13393619981">
            <text:p>1136,13393620</text:p>
          </table:table-cell>
          <table:table-cell table:style-name="ce1" office:value-type="float" office:value="1335.63647072233">
            <text:p>1335,63647072</text:p>
          </table:table-cell>
          <table:table-cell table:style-name="ce1" office:value-type="float" office:value="1353.54949204472">
            <text:p>1353,54949204</text:p>
          </table:table-cell>
          <table:table-cell table:style-name="ce1" office:value-type="float" office:value="1075.64587868607">
            <text:p>1075,64587869</text:p>
          </table:table-cell>
          <table:table-cell table:style-name="ce1" office:value-type="float" office:value="1011.0741804567">
            <text:p>1011,07418046</text:p>
          </table:table-cell>
          <table:table-cell table:style-name="ce1" office:value-type="float" office:value="1076.66422390629">
            <text:p>1076,66422391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06">
            <text:p>1306</text:p>
          </table:table-cell>
          <table:table-cell office:value-type="float" office:value="2601">
            <text:p>2601</text:p>
          </table:table-cell>
          <table:table-cell office:value-type="float" office:value="3900">
            <text:p>3900</text:p>
          </table:table-cell>
          <table:table-cell office:value-type="float" office:value="5194">
            <text:p>5194</text:p>
          </table:table-cell>
          <table:table-cell office:value-type="float" office:value="6427">
            <text:p>6427</text:p>
          </table:table-cell>
          <table:table-cell office:value-type="float" office:value="7681">
            <text:p>7681</text:p>
          </table:table-cell>
          <table:table-cell office:value-type="float" office:value="8945">
            <text:p>8945</text:p>
          </table:table-cell>
          <table:table-cell office:value-type="float" office:value="10223">
            <text:p>10223</text:p>
          </table:table-cell>
          <table:table-cell office:value-type="float" office:value="11488">
            <text:p>11488</text:p>
          </table:table-cell>
          <table:table-cell office:value-type="float" office:value="12753">
            <text:p>12753</text:p>
          </table:table-cell>
          <table:table-cell office:value-type="float" office:value="14029">
            <text:p>14029</text:p>
          </table:table-cell>
          <table:table-cell office:value-type="float" office:value="15327">
            <text:p>15327</text:p>
          </table:table-cell>
          <table:table-cell office:value-type="float" office:value="16621">
            <text:p>16621</text:p>
          </table:table-cell>
          <table:table-cell office:value-type="float" office:value="17882">
            <text:p>17882</text:p>
          </table:table-cell>
          <table:table-cell office:value-type="float" office:value="19150">
            <text:p>19150</text:p>
          </table:table-cell>
          <table:table-cell office:value-type="float" office:value="20428">
            <text:p>20428</text:p>
          </table:table-cell>
          <table:table-cell office:value-type="float" office:value="21715">
            <text:p>21715</text:p>
          </table:table-cell>
          <table:table-cell office:value-type="float" office:value="22990">
            <text:p>22990</text:p>
          </table:table-cell>
          <table:table-cell office:value-type="float" office:value="24275">
            <text:p>24275</text:p>
          </table:table-cell>
          <table:table-cell office:value-type="float" office:value="25563">
            <text:p>25563</text:p>
          </table:table-cell>
          <table:table-cell office:value-type="float" office:value="26852">
            <text:p>26852</text:p>
          </table:table-cell>
          <table:table-cell office:value-type="float" office:value="28144">
            <text:p>28144</text:p>
          </table:table-cell>
          <table:table-cell office:value-type="float" office:value="29459">
            <text:p>29459</text:p>
          </table:table-cell>
          <table:table-cell office:value-type="float" office:value="30710">
            <text:p>30710</text:p>
          </table:table-cell>
          <table:table-cell office:value-type="float" office:value="31951">
            <text:p>31951</text:p>
          </table:table-cell>
          <table:table-cell office:value-type="float" office:value="33192">
            <text:p>33192</text:p>
          </table:table-cell>
          <table:table-cell office:value-type="float" office:value="34444">
            <text:p>34444</text:p>
          </table:table-cell>
          <table:table-cell office:value-type="float" office:value="35735">
            <text:p>35735</text:p>
          </table:table-cell>
          <table:table-cell office:value-type="float" office:value="37026">
            <text:p>37026</text:p>
          </table:table-cell>
          <table:table-cell office:value-type="float" office:value="38302">
            <text:p>38302</text:p>
          </table:table-cell>
          <table:table-cell office:value-type="float" office:value="39570">
            <text:p>39570</text:p>
          </table:table-cell>
          <table:table-cell office:value-type="float" office:value="40865">
            <text:p>40865</text:p>
          </table:table-cell>
          <table:table-cell office:value-type="float" office:value="42143">
            <text:p>42143</text:p>
          </table:table-cell>
          <table:table-cell office:value-type="float" office:value="43381">
            <text:p>43381</text:p>
          </table:table-cell>
          <table:table-cell office:value-type="float" office:value="44619">
            <text:p>44619</text:p>
          </table:table-cell>
          <table:table-cell office:value-type="float" office:value="45910">
            <text:p>45910</text:p>
          </table:table-cell>
          <table:table-cell office:value-type="float" office:value="47162">
            <text:p>47162</text:p>
          </table:table-cell>
          <table:table-cell office:value-type="float" office:value="48413">
            <text:p>48413</text:p>
          </table:table-cell>
          <table:table-cell office:value-type="float" office:value="49693">
            <text:p>49693</text:p>
          </table:table-cell>
          <table:table-cell office:value-type="float" office:value="50972">
            <text:p>50972</text:p>
          </table:table-cell>
          <table:table-cell office:value-type="float" office:value="52240">
            <text:p>52240</text:p>
          </table:table-cell>
          <table:table-cell office:value-type="float" office:value="53450">
            <text:p>53450</text:p>
          </table:table-cell>
          <table:table-cell office:value-type="float" office:value="54705">
            <text:p>54705</text:p>
          </table:table-cell>
          <table:table-cell office:value-type="float" office:value="55979">
            <text:p>55979</text:p>
          </table:table-cell>
          <table:table-cell office:value-type="float" office:value="57287">
            <text:p>57287</text:p>
          </table:table-cell>
          <table:table-cell office:value-type="float" office:value="58580">
            <text:p>58580</text:p>
          </table:table-cell>
          <table:table-cell office:value-type="float" office:value="59878">
            <text:p>59878</text:p>
          </table:table-cell>
          <table:table-cell office:value-type="float" office:value="61150">
            <text:p>61150</text:p>
          </table:table-cell>
          <table:table-cell office:value-type="float" office:value="62441">
            <text:p>62441</text:p>
          </table:table-cell>
          <table:table-cell office:value-type="float" office:value="63703">
            <text:p>63703</text:p>
          </table:table-cell>
          <table:table-cell office:value-type="float" office:value="64939">
            <text:p>64939</text:p>
          </table:table-cell>
          <table:table-cell office:value-type="float" office:value="66194">
            <text:p>66194</text:p>
          </table:table-cell>
          <table:table-cell office:value-type="float" office:value="67493">
            <text:p>67493</text:p>
          </table:table-cell>
          <table:table-cell office:value-type="float" office:value="68768">
            <text:p>68768</text:p>
          </table:table-cell>
          <table:table-cell office:value-type="float" office:value="70053">
            <text:p>70053</text:p>
          </table:table-cell>
          <table:table-cell office:value-type="float" office:value="71324">
            <text:p>71324</text:p>
          </table:table-cell>
          <table:table-cell office:value-type="float" office:value="72593">
            <text:p>72593</text:p>
          </table:table-cell>
          <table:table-cell office:value-type="float" office:value="73863">
            <text:p>73863</text:p>
          </table:table-cell>
          <table:table-cell office:value-type="float" office:value="75159">
            <text:p>75159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97.900124539557">
            <text:p>997,9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4692.48147671998">
            <text:p>4692,48</text:p>
          </table:table-cell>
          <table:table-cell table:number-columns-repeated="58"/>
        </table:table-row>
        <table:table-row table:style-name="ro1" table:number-rows-repeated="6">
          <table:table-cell table:number-columns-repeated="60"/>
        </table:table-row>
        <table:table-row table:style-name="ro1">
          <table:table-cell/>
          <table:table-cell>
            <draw:frame table:end-cell-address="Hoja1.G30" table:end-x="0.028cm" table:end-y="0.44cm" draw:z-index="0" draw:style-name="gr1" svg:width="17.654cm" svg:height="6.986cm" svg:x="0.914cm" svg:y="0.228cm">
              <draw:object draw:notify-on-update-of-ranges="Hoja1.A2:Hoja1.A2 Hoja1.B2:Hoja1.BH2 Hoja1.B1:Hoja1.BH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8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3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30:16</dc:dat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655cm" svg:height="6.987cm" chart:class="chart:scatter" chart:style-name="ch1">
        <chart:title svg:x="7.821cm" svg:y="0.14cm" chart:style-name="ch2">
          <text:p>Prueba #5</text:p>
        </chart:title>
        <chart:legend chart:legend-position="end" svg:x="15.912cm" svg:y="3.186cm" chart:style-name="ch3"/>
        <chart:plot-area chart:style-name="ch4" table:cell-range-address="Hoja1.A1:Hoja1.BH2" chart:data-source-has-labels="column" svg:x="0.505cm" svg:y="0.782cm" svg:width="15.054cm" svg:height="5.988cm">
          <chart:axis chart:dimension="x" chart:name="primary-x" chart:style-name="ch5">
            <chart:title svg:x="7.829cm" svg:y="6.312cm" chart:style-name="ch6">
              <text:p>tiempo</text:p>
            </chart:title>
          </chart:axis>
          <chart:axis chart:dimension="y" chart:name="primary-y" chart:style-name="ch7">
            <chart:title svg:x="0.35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16">
                <text:p>215016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62.7626066521">
                <text:p>1262.7626066521</text:p>
              </table:table-cell>
              <table:table-cell office:value-type="float" office:value="1173.70484743005">
                <text:p>1173.70484743005</text:p>
              </table:table-cell>
              <table:table-cell office:value-type="float" office:value="1173.70484743005">
                <text:p>1173.70484743005</text:p>
              </table:table-cell>
              <table:table-cell office:value-type="float" office:value="1135.75059177201">
                <text:p>1135.75059177201</text:p>
              </table:table-cell>
              <table:table-cell office:value-type="float" office:value="1089.90745441298">
                <text:p>1089.90745441298</text:p>
              </table:table-cell>
              <table:table-cell office:value-type="float" office:value="1089.90745441298">
                <text:p>1089.90745441298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70.10491702743">
                <text:p>1070.10491702743</text:p>
              </table:table-cell>
              <table:table-cell office:value-type="float" office:value="1057.43195587742">
                <text:p>1057.43195587742</text:p>
              </table:table-cell>
              <table:table-cell office:value-type="float" office:value="1057.43195587742">
                <text:p>1057.43195587742</text:p>
              </table:table-cell>
              <table:table-cell office:value-type="float" office:value="1057.43195587742">
                <text:p>1057.43195587742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93.155577454196">
                <text:p>993.155577454196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  <table:table-cell office:value-type="float" office:value="956.901490101283">
                <text:p>956.901490101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